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942eb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55693760" text:id="ct10555315569376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55693968" text:id="ct105553155693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55694592" text:id="ct10555315569459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55694800" text:id="ct1055531556948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55695008" text:id="ct1055531556950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55695216" text:id="ct1055531556952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5553155693760"/><text:change-start text:change-id="ct105553155693968"/>Adopt<text:change-end text:change-id="ct105553155693968"/>ed<text:change-start text:change-id="ct105553155694592"/> as a <text:change-end text:change-id="ct105553155694592"/>NMRA <text:change-start text:change-id="ct105553155694800"/>Standard<text:change-end text:change-id="ct105553155694800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55695008"/><text:change-start text:change-id="ct105553155695216"/>Version History<text:change-end text:change-id="ct1055531556952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942e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5:16.912422236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3.4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2M3S</meta:editing-duration>
    <meta:generator>LibreOffice/4.4.0.3$MacOSX_X86_64 LibreOffice_project/de093506bcdc5fafd9023ee680b8c60e3e0645d7</meta:generator>
    <dc:date>2015-02-24T17:35:16.791764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7" meta:non-whitespace-character-count="388"/>
  </office:meta>
</office:document-meta>
</file>